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5.5625in"/>
    </style:style>
    <style:style style:name="co2" style:family="table-column">
      <style:table-column-properties fo:break-before="auto" style:column-width="1.09375in"/>
    </style:style>
    <style:style style:name="co3" style:family="table-column">
      <style:table-column-properties fo:break-before="auto" style:column-width="0.9895833333333334in"/>
    </style:style>
    <style:style style:name="co4" style:family="table-column">
      <style:table-column-properties fo:break-before="auto" style:column-width="1.1979166666666667in"/>
    </style:style>
    <style:style style:name="co5" style:family="table-column">
      <style:table-column-properties fo:break-before="auto" style:column-width="1.4791666666666667in"/>
    </style:style>
    <style:style style:name="co6" style:family="table-column">
      <style:table-column-properties fo:break-before="auto" style:column-width="1.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28125in" fo:break-before="auto" style:use-optimal-row-height="true"/>
    </style:style>
    <style:style style:name="ro5" style:family="table-row">
      <style:table-row-properties style:row-height="0.3541666666666667in" fo:break-before="auto" style:use-optimal-row-height="true"/>
    </style:style>
    <style:style style:name="ro6" style:family="table-row">
      <style:table-row-properties style:row-height="0.2604166666666667in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 fo:background-color="#E6E6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E6E6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0000" style:text-underline-style="none"/>
    </style:style>
    <style:style style:name="ce25" style:family="table-cell" style:parent-style-name="Default" style:data-style-name="N177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99CC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8" style:family="table-cell" style:parent-style-name="Default" style:data-style-name="N0">
      <style:table-cell-properties style:vertical-align="middle" fo:background-color="#99CC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8000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99CC6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6600" style:text-underline-style="none"/>
    </style:style>
    <style:style style:name="ce3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9900" style:text-underline-style="none"/>
    </style:style>
    <style:style style:name="ce33" style:family="table-cell" style:parent-style-name="Default" style:data-style-name="N0">
      <style:table-cell-properties style:vertical-align="middle" fo:background-color="#CC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34" style:family="table-cell" style:parent-style-name="Default" style:data-style-name="N0">
      <style:table-cell-properties style:vertical-align="middle" fo:background-color="#CC9900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99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8000" style:text-underline-style="none"/>
    </style:style>
    <style:style style:name="T11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6600" style:text-underline-style="none"/>
    </style:style>
    <style:style style:name="T1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9900" style:text-underline-style="none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-1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string">
            <text:p>Item</text:p>
          </table:table-cell>
          <table:table-cell table:style-name="ce21" office:value-type="string">
            <text:p>Prioridade</text:p>
          </table:table-cell>
          <table:table-cell table:style-name="ce22" office:value-type="string">
            <text:p>Iteração</text:p>
          </table:table-cell>
          <table:table-cell table:style-name="ce22" office:value-type="string">
            <text:p>Responsável</text:p>
          </table:table-cell>
          <table:table-cell table:style-name="ce21" office:value-type="string">
            <text:p>Data Limite</text:p>
          </table:table-cell>
          <table:table-cell table:style-name="ce22" office:value-type="string">
            <text:p>Entregue?</text:p>
          </table:table-cell>
        </table:table-row>
        <table:table-row table:style-name="ro3">
          <table:table-cell table:style-name="ce23" office:value-type="string">
            <text:p>Documento do Plano de Projet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6" office:value-type="string">
            <text:p>Sim</text:p>
          </table:table-cell>
        </table:table-row>
        <table:table-row table:style-name="ro3">
          <table:table-cell table:style-name="ce23" office:value-type="string">
            <text:p>Documento do Plano de Iteraçã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6" office:value-type="string">
            <text:p>Sim</text:p>
          </table:table-cell>
        </table:table-row>
        <table:table-row table:style-name="ro3">
          <table:table-cell table:style-name="ce26" office:value-type="string">
            <text:p>Documento de Requisitos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48">
            <text:p>09/01/14</text:p>
          </table:table-cell>
          <table:table-cell table:style-name="ce23" office:value-type="string">
            <text:p>Sim</text:p>
          </table:table-cell>
        </table:table-row>
        <table:table-row table:style-name="ro3">
          <table:table-cell table:style-name="ce26" office:value-type="string">
            <text:p>Casos de Uso - Administrador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53">
            <text:p>14/01/14</text:p>
          </table:table-cell>
        </table:table-row>
        <table:table-row table:style-name="ro3">
          <table:table-cell table:style-name="ce26" office:value-type="string">
            <text:p>Casos de Uso - Usuari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53">
            <text:p>14/01/14</text:p>
          </table:table-cell>
        </table:table-row>
        <table:table-row table:style-name="ro3">
          <table:table-cell table:style-name="ce26" office:value-type="string">
            <text:p>Diagrama de Atividades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6" office:value-type="string">
            <text:p>Diagrama de Sequencia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3" office:value-type="string">
            <text:p>Diagrama de Caso de Uso - Administrador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3">
          <table:table-cell table:style-name="ce23" office:value-type="string">
            <text:p>Diagrama de Caso de Uso - Usuario</text:p>
          </table:table-cell>
          <table:table-cell table:style-name="ce24" office:value-type="string">
            <text:p>Alta</text:p>
          </table:table-cell>
          <table:table-cell table:style-name="ce23" office:value-type="string">
            <text:p>Projeto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54">
            <text:p>15/01/14</text:p>
          </table:table-cell>
        </table:table-row>
        <table:table-row table:style-name="ro4">
          <table:table-cell table:style-name="ce27" office:value-type="string">
            <text:p>1ª Interação</text:p>
          </table:table-cell>
          <table:table-cell table:number-columns-repeated="4" table:style-name="ce28"/>
          <table:table-cell table:style-name="ce29"/>
        </table:table-row>
        <table:table-row table:style-name="ro3">
          <table:table-cell table:style-name="ce23" office:value-type="string">
            <text:p>Implementação do requisito – R/F01 – Manter uma Casa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  <table:table-cell table:style-name="ce30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2 – Manter Cômod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  <table:table-cell table:style-name="ce30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3 – Associar Cômodo a Casa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Diego Corrêa</text:p>
          </table:table-cell>
          <table:table-cell table:style-name="ce25" office:value-type="float" office:value="41662">
            <text:p>23/01/14</text:p>
          </table:table-cell>
          <table:table-cell table:style-name="ce30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4 – Manter Aparelhos Domestic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  <table:table-cell table:style-name="ce30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5 – Associar Aparelho a Cômodo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  <table:table-cell table:style-name="ce30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6 – Ligar e Desligar Aparelho Domestico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  <table:table-cell table:style-name="ce30" office:value-type="string">
            <text:p>Sim</text:p>
          </table:table-cell>
        </table:table-row>
        <table:table-row table:style-name="ro3">
          <table:table-cell table:style-name="ce23" office:value-type="string">
            <text:p>Implementação do requisito – R/F07 – Agendamento de Aparelho Domestico</text:p>
          </table:table-cell>
          <table:table-cell table:style-name="ce31" office:value-type="string">
            <text:p>Med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JoãoVicto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5">
          <table:table-cell table:style-name="ce23" office:value-type="string">
            <text:p>Implementação do requisito – R/F08 – Relátorio de Aparelhos Domesticos Ligados e Desligados</text:p>
          </table:table-cell>
          <table:table-cell table:style-name="ce31" office:value-type="string">
            <text:p>Medi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30" office:value-type="string">
            <text:p>Sim</text:p>
          </table:table-cell>
        </table:table-row>
        <table:table-row table:style-name="ro3">
          <table:table-cell table:style-name="ce26" office:value-type="string">
            <text:p>Implementação do requisito – R/F26 – Usuários</text:p>
          </table:table-cell>
          <table:table-cell table:style-name="ce24" office:value-type="string">
            <text:p>Alt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3">
          <table:table-cell table:style-name="ce26" office:value-type="string">
            <text:p>Implementação do requisito – R/F27 – Log de Uso do Sistema</text:p>
          </table:table-cell>
          <table:table-cell table:style-name="ce32" office:value-type="string">
            <text:p>Baixa</text:p>
          </table:table-cell>
          <table:table-cell table:style-name="ce23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6">
          <table:table-cell table:style-name="ce26" office:value-type="string">
            <text:p>Implementação do requisito – R/F09 – Manter Lampada Elétrica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6" office:value-type="string">
            <text:p>Sim</text:p>
          </table:table-cell>
        </table:table-row>
        <table:table-row table:style-name="ro6">
          <table:table-cell table:style-name="ce26" office:value-type="string">
            <text:p>Implementação do requisito – R/F10 – Associar Lampada Elétrica a Cômodo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6" office:value-type="string">
            <text:p>Sim</text:p>
          </table:table-cell>
        </table:table-row>
        <table:table-row table:style-name="ro6">
          <table:table-cell table:style-name="ce26" office:value-type="string">
            <text:p>Implementação do requisito – R/F11 – Controle da Lampada Elétrica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6" office:value-type="string">
            <text:p>Sim</text:p>
          </table:table-cell>
        </table:table-row>
        <table:table-row table:style-name="ro6">
          <table:table-cell table:style-name="ce26" office:value-type="string">
            <text:p>Implementação do requisito – R/F12 – Agendamento da Lampada Elétrica</text:p>
          </table:table-cell>
          <table:table-cell table:style-name="ce31" office:value-type="string">
            <text:p>Medi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  <table:table-cell table:style-name="ce26"/>
        </table:table-row>
        <table:table-row table:style-name="ro6">
          <table:table-cell table:style-name="ce26" office:value-type="string">
            <text:p>Implementação do requisito – R/F28 – Persistencia de dados</text:p>
          </table:table-cell>
          <table:table-cell table:style-name="ce24" office:value-type="string">
            <text:p>Alta</text:p>
          </table:table-cell>
          <table:table-cell table:style-name="ce26" office:value-type="float" office:value="1">
            <text:p>1</text:p>
          </table:table-cell>
          <table:table-cell table:style-name="ce23" office:value-type="string">
            <text:p>Patrick Steiger</text:p>
          </table:table-cell>
          <table:table-cell table:style-name="ce25" office:value-type="float" office:value="41662">
            <text:p>23/01/14</text:p>
          </table:table-cell>
        </table:table-row>
        <table:table-row table:style-name="ro4">
          <table:table-cell table:style-name="ce33" office:value-type="string">
            <text:p>2ª Interação</text:p>
          </table:table-cell>
          <table:table-cell table:number-columns-repeated="5" table:style-name="ce34"/>
        </table:table-row>
        <table:table-row table:style-name="ro3">
          <table:table-cell table:style-name="ce26" office:value-type="string">
            <text:p>Implementação do requisito – R/F13 – Manter Portas e Janela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4 – Associar Porta e Janela a Um Cômodo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5 – Travar e Destravar Porta e Janela 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6 – Agendamento da Tranca de Portas e Janelas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7 – Relatório de Portas e Janelas Travadas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8 – Abrir e/ou Fechar Janelas ou Porta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19 – Agendamento de Portas e Janelas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0 – Relatório de Portas e Janelas Fechadas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NF01 – Usuários Limitados</text:p>
          </table:table-cell>
          <table:table-cell table:style-name="ce24" office:value-type="string">
            <text:p>Alt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5 – Modo de Segurança</text:p>
          </table:table-cell>
          <table:table-cell table:style-name="ce31" office:value-type="string">
            <text:p>Media</text:p>
          </table:table-cell>
          <table:table-cell table:style-name="ce23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1 – Relatório de Consumo de Energia</text:p>
          </table:table-cell>
          <table:table-cell table:style-name="ce32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2 – Relatório de Durabilidade</text:p>
          </table:table-cell>
          <table:table-cell table:style-name="ce32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3 – Modo Econômico de Energia</text:p>
          </table:table-cell>
          <table:table-cell table:style-name="ce32" office:value-type="string">
            <text:p>Baix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F24 – Alerta de Mal Funcionamento</text:p>
          </table:table-cell>
          <table:table-cell table:style-name="ce24" office:value-type="string">
            <text:p>Alta</text:p>
          </table:table-cell>
          <table:table-cell table:style-name="ce26" office:value-type="float" office:value="2">
            <text:p>2</text:p>
          </table:table-cell>
        </table:table-row>
        <table:table-row table:style-name="ro3">
          <table:table-cell table:style-name="ce26" office:value-type="string">
            <text:p>Implementação do requisito – R/NF02 – Envio de Mensagens</text:p>
          </table:table-cell>
          <table:table-cell table:style-name="ce24" office:value-type="string">
            <text:p>Alta</text:p>
          </table:table-cell>
          <table:table-cell table:style-name="ce26"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day number:style="long"/>
      <number:text>/</number:text>
      <number:month number:style="long"/>
      <number:text>/</number:text>
      <number:year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lanilha1" style:display-name="PageStyle_Planilh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